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Helvetica, 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fo:font-size="8pt" style:font-size-asian="8pt" style:font-size-complex="8pt"/>
    </style:style>
    <style:style style:name="P2" style:family="paragraph" style:parent-style-name="Standard">
      <style:text-properties style:font-name="Arial1" fo:font-size="8pt" officeooo:rsid="001d8765" officeooo:paragraph-rsid="001d8765" style:font-size-asian="8pt" style:font-size-complex="8pt"/>
    </style:style>
    <style:style style:name="P3" style:family="paragraph" style:parent-style-name="Standard" style:list-style-name="L2">
      <style:text-properties style:font-name="Arial1" fo:font-size="8pt" officeooo:rsid="001dad63" officeooo:paragraph-rsid="001dad63" style:font-size-asian="8pt" style:font-size-complex="8pt"/>
    </style:style>
    <style:style style:name="P4" style:family="paragraph" style:parent-style-name="Standard" style:list-style-name="L3">
      <style:text-properties style:font-name="Arial1" fo:font-size="8pt" officeooo:rsid="001dad63" officeooo:paragraph-rsid="001dad63" style:font-size-asian="8pt" style:font-size-complex="8pt"/>
    </style:style>
    <style:style style:name="P5" style:family="paragraph" style:parent-style-name="Standard">
      <style:text-properties style:font-name="Arial1" fo:font-size="8pt" officeooo:rsid="001dad63" officeooo:paragraph-rsid="001dad63" style:font-size-asian="8pt" style:font-size-complex="8pt"/>
    </style:style>
    <style:style style:name="P6" style:family="paragraph" style:parent-style-name="Standard" style:list-style-name="L4">
      <style:text-properties style:font-name="Arial1" fo:font-size="8pt" officeooo:rsid="001dad63" officeooo:paragraph-rsid="001dad63" style:font-size-asian="8pt" style:font-size-complex="8pt"/>
    </style:style>
    <style:style style:name="P7" style:family="paragraph" style:parent-style-name="Standard" style:list-style-name="L4">
      <style:text-properties style:font-name="Arial1" fo:font-size="8pt" officeooo:rsid="001f1ec8" officeooo:paragraph-rsid="001f1ec8" style:font-size-asian="8pt" style:font-size-complex="8pt"/>
    </style:style>
    <style:style style:name="P8" style:family="paragraph" style:parent-style-name="Standard" style:list-style-name="L4">
      <style:text-properties style:font-name="Arial1" fo:font-size="8pt" officeooo:rsid="001fea39" officeooo:paragraph-rsid="001fea39" style:font-size-asian="8pt" style:font-size-complex="8pt"/>
    </style:style>
    <style:style style:name="P9" style:family="paragraph" style:parent-style-name="Standard" style:list-style-name="L2">
      <style:text-properties style:font-name="Arial1" fo:font-size="8pt" officeooo:rsid="00216d35" officeooo:paragraph-rsid="00216d35" style:font-size-asian="8pt" style:font-size-complex="8pt"/>
    </style:style>
    <style:style style:name="P10" style:family="paragraph" style:parent-style-name="Standard" style:list-style-name="L2">
      <style:text-properties style:font-name="Arial1" fo:font-size="8pt" officeooo:rsid="00216d35" officeooo:paragraph-rsid="002af984" style:font-size-asian="8pt" style:font-size-complex="8pt"/>
    </style:style>
    <style:style style:name="P11" style:family="paragraph" style:parent-style-name="Standard" style:list-style-name="L6">
      <style:text-properties style:font-name="Arial1" fo:font-size="8pt" officeooo:rsid="00216d35" officeooo:paragraph-rsid="00216d35" style:font-size-asian="8pt" style:font-size-complex="8pt"/>
    </style:style>
    <style:style style:name="P12" style:family="paragraph" style:parent-style-name="Standard" style:list-style-name="L14">
      <style:text-properties style:font-name="Arial1" fo:font-size="8pt" officeooo:rsid="00216d35" officeooo:paragraph-rsid="00216d35" style:font-size-asian="8pt" style:font-size-complex="8pt"/>
    </style:style>
    <style:style style:name="P13" style:family="paragraph" style:parent-style-name="Standard" style:list-style-name="L7">
      <style:text-properties style:font-name="Arial1" fo:font-size="8pt" officeooo:rsid="0026a9ac" officeooo:paragraph-rsid="0026a9ac" style:font-size-asian="8pt" style:font-size-complex="8pt"/>
    </style:style>
    <style:style style:name="P14" style:family="paragraph" style:parent-style-name="Standard" style:list-style-name="L8">
      <style:text-properties style:font-name="Arial1" fo:font-size="8pt" officeooo:rsid="0026a9ac" officeooo:paragraph-rsid="0026a9ac" style:font-size-asian="8pt" style:font-size-complex="8pt"/>
    </style:style>
    <style:style style:name="P15" style:family="paragraph" style:parent-style-name="Standard" style:list-style-name="L9">
      <style:text-properties style:font-name="Arial1" fo:font-size="8pt" officeooo:rsid="0026a9ac" officeooo:paragraph-rsid="0026a9ac" style:font-size-asian="8pt" style:font-size-complex="8pt"/>
    </style:style>
    <style:style style:name="P16" style:family="paragraph" style:parent-style-name="Standard">
      <style:text-properties style:font-name="Arial1" fo:font-size="8pt" officeooo:rsid="0026a9ac" officeooo:paragraph-rsid="0026a9ac" style:font-size-asian="8pt" style:font-size-complex="8pt"/>
    </style:style>
    <style:style style:name="P17" style:family="paragraph" style:parent-style-name="Standard" style:list-style-name="L11">
      <style:text-properties style:font-name="Arial1" fo:font-size="8pt" officeooo:rsid="002af984" officeooo:paragraph-rsid="002af984" style:font-size-asian="8pt" style:font-size-complex="8pt"/>
    </style:style>
    <style:style style:name="P18" style:family="paragraph" style:parent-style-name="Standard" style:list-style-name="L2">
      <style:text-properties style:font-name="Arial1" fo:font-size="8pt" officeooo:rsid="002af984" officeooo:paragraph-rsid="002af984" style:font-size-asian="8pt" style:font-size-complex="8pt"/>
    </style:style>
    <style:style style:name="P19" style:family="paragraph" style:parent-style-name="Standard" style:list-style-name="L12">
      <style:text-properties style:font-name="Arial1" fo:font-size="8pt" officeooo:rsid="002af984" officeooo:paragraph-rsid="002af984" style:font-size-asian="8pt" style:font-size-complex="8pt"/>
    </style:style>
    <style:style style:name="P20" style:family="paragraph" style:parent-style-name="Standard" style:list-style-name="L5">
      <style:text-properties style:font-name="Arial1" fo:font-size="8pt" officeooo:rsid="002af984" officeooo:paragraph-rsid="002af984" style:font-size-asian="8pt" style:font-size-complex="8pt"/>
    </style:style>
    <style:style style:name="P21" style:family="paragraph" style:parent-style-name="Standard">
      <style:text-properties style:font-name="Arial1" fo:font-size="8pt" officeooo:rsid="002bcdb7" officeooo:paragraph-rsid="002bcdb7" style:font-size-asian="8pt" style:font-size-complex="8pt"/>
    </style:style>
    <style:style style:name="P22" style:family="paragraph" style:parent-style-name="Standard">
      <style:paragraph-properties fo:margin-left="1.251cm" fo:margin-right="0cm" fo:text-indent="0cm" style:auto-text-indent="false"/>
      <style:text-properties style:font-name="Arial1" fo:font-size="8pt" officeooo:rsid="001f1ec8" officeooo:paragraph-rsid="001f1ec8" style:font-size-asian="8pt" style:font-size-complex="8pt"/>
    </style:style>
    <style:style style:name="P23" style:family="paragraph" style:parent-style-name="Standard">
      <style:paragraph-properties fo:margin-left="1.251cm" fo:margin-right="0cm" fo:text-indent="0cm" style:auto-text-indent="false"/>
      <style:text-properties style:font-name="Arial1" fo:font-size="8pt" officeooo:rsid="001fea39" officeooo:paragraph-rsid="001fea39" style:font-size-asian="8pt" style:font-size-complex="8pt"/>
    </style:style>
    <style:style style:name="P24" style:family="paragraph" style:parent-style-name="Standard">
      <style:paragraph-properties fo:margin-left="1.251cm" fo:margin-right="0cm" fo:text-indent="0cm" style:auto-text-indent="false"/>
      <style:text-properties style:font-name="Arial1" fo:font-size="8pt" officeooo:rsid="00216d35" officeooo:paragraph-rsid="001fea39" style:font-size-asian="8pt" style:font-size-complex="8pt"/>
    </style:style>
    <style:style style:name="P25" style:family="paragraph" style:parent-style-name="Standard">
      <style:paragraph-properties fo:margin-left="1.251cm" fo:margin-right="0cm" fo:text-indent="0cm" style:auto-text-indent="false"/>
      <style:text-properties style:font-name="Arial1" fo:font-size="8pt" officeooo:rsid="00216d35" officeooo:paragraph-rsid="00216d35" style:font-size-asian="8pt" style:font-size-complex="8pt"/>
    </style:style>
    <style:style style:name="P26" style:family="paragraph" style:parent-style-name="Standard">
      <style:paragraph-properties fo:margin-left="1.251cm" fo:margin-right="0cm" fo:text-indent="0cm" style:auto-text-indent="false"/>
      <style:text-properties style:font-name="Arial1" fo:font-size="8pt" officeooo:rsid="00233f98" officeooo:paragraph-rsid="00233f98" style:font-size-asian="8pt" style:font-size-complex="8pt"/>
    </style:style>
    <style:style style:name="P27" style:family="paragraph" style:parent-style-name="Standard">
      <style:paragraph-properties fo:margin-left="1.251cm" fo:margin-right="0cm" fo:text-indent="0cm" style:auto-text-indent="false"/>
      <style:text-properties style:font-name="Arial1" fo:font-size="8pt" officeooo:rsid="0026a9ac" officeooo:paragraph-rsid="0026a9ac" style:font-size-asian="8pt" style:font-size-complex="8pt"/>
    </style:style>
    <style:style style:name="P28" style:family="paragraph" style:parent-style-name="Standard">
      <style:paragraph-properties fo:margin-left="1.251cm" fo:margin-right="0cm" fo:text-indent="0cm" style:auto-text-indent="false"/>
      <style:text-properties style:font-name="Arial1" fo:font-size="8pt" officeooo:rsid="00288b3c" officeooo:paragraph-rsid="00288b3c" style:font-size-asian="8pt" style:font-size-complex="8pt"/>
    </style:style>
    <style:style style:name="P29" style:family="paragraph" style:parent-style-name="Standard">
      <style:paragraph-properties fo:margin-left="1.251cm" fo:margin-right="0cm" fo:text-indent="0cm" style:auto-text-indent="false"/>
      <style:text-properties style:font-name="Arial1" fo:font-size="8pt" officeooo:rsid="002af984" officeooo:paragraph-rsid="002af984" style:font-size-asian="8pt" style:font-size-complex="8pt"/>
    </style:style>
    <style:style style:name="P30" style:family="paragraph" style:parent-style-name="Standard">
      <style:paragraph-properties fo:margin-left="0cm" fo:margin-right="0cm" fo:text-indent="0cm" style:auto-text-indent="false"/>
      <style:text-properties style:font-name="Arial1" fo:font-size="8pt" officeooo:rsid="00233f98" officeooo:paragraph-rsid="00233f98" style:font-size-asian="8pt" style:font-size-complex="8pt"/>
    </style:style>
    <style:style style:name="P31" style:family="paragraph" style:parent-style-name="Standard">
      <style:paragraph-properties fo:margin-left="0cm" fo:margin-right="0cm" fo:text-indent="0cm" style:auto-text-indent="false"/>
      <style:text-properties style:font-name="Arial1" fo:font-size="8pt" officeooo:rsid="00288b3c" officeooo:paragraph-rsid="00288b3c" style:font-size-asian="8pt" style:font-size-complex="8pt"/>
    </style:style>
    <style:style style:name="P32" style:family="paragraph" style:parent-style-name="Standard">
      <style:paragraph-properties fo:margin-left="0cm" fo:margin-right="0cm" fo:text-indent="0cm" style:auto-text-indent="false"/>
      <style:text-properties style:font-name="Arial1" fo:font-size="8pt" officeooo:rsid="002af984" officeooo:paragraph-rsid="002af984" style:font-size-asian="8pt" style:font-size-complex="8pt"/>
    </style:style>
    <style:style style:name="P33" style:family="paragraph" style:parent-style-name="Text_20_body">
      <style:paragraph-properties fo:margin-left="0cm" fo:margin-right="0cm" fo:margin-top="0cm" fo:margin-bottom="0cm" loext:contextual-spacing="false" style:line-height-at-least="0.372cm" fo:text-align="start" style:justify-single-word="false" fo:text-indent="0cm" style:auto-text-indent="false" fo:padding="0cm" fo:border="none"/>
      <style:text-properties fo:font-variant="normal" fo:text-transform="none" fo:color="#000000" style:font-name="Arial1" fo:font-size="8pt" fo:letter-spacing="normal" fo:font-style="normal" fo:font-weight="normal" style:font-size-asian="8pt" style:font-size-complex="8pt"/>
    </style:style>
    <style:style style:name="P34" style:family="paragraph" style:parent-style-name="Text_20_body" style:list-style-name="L1">
      <style:paragraph-properties fo:margin-left="0cm" fo:margin-right="0cm" fo:margin-top="0cm" fo:margin-bottom="0cm" loext:contextual-spacing="false" style:line-height-at-least="0.372cm" fo:text-align="start" style:justify-single-word="false" fo:text-indent="0cm" style:auto-text-indent="false" fo:padding="0cm" fo:border="none"/>
      <style:text-properties fo:font-variant="normal" fo:text-transform="none" fo:color="#000000" style:font-name="Arial1" fo:font-size="8pt" fo:letter-spacing="normal" fo:font-style="normal" fo:font-weight="normal" style:font-size-asian="8pt" style:font-size-complex="8pt"/>
    </style:style>
    <style:style style:name="P35" style:family="paragraph" style:parent-style-name="Text_20_body">
      <style:paragraph-properties fo:margin-left="0cm" fo:margin-right="0cm" fo:margin-top="0cm" fo:margin-bottom="0cm" loext:contextual-spacing="false" style:line-height-at-least="0.372cm" fo:text-align="center" style:justify-single-word="false" fo:text-indent="0cm" style:auto-text-indent="false" fo:padding="0cm" fo:border="none"/>
      <style:text-properties fo:font-variant="normal" fo:text-transform="none" fo:color="#000000" style:font-name="Arial1" fo:font-size="16pt" fo:letter-spacing="normal" fo:font-style="normal" style:text-underline-style="solid" style:text-underline-width="auto" style:text-underline-color="font-color" fo:font-weight="bold" officeooo:rsid="0028f9e8" officeooo:paragraph-rsid="0028f9e8" style:font-size-asian="16pt" style:font-style-asian="normal" style:font-weight-asian="bold" style:font-size-complex="16pt" style:font-style-complex="normal" style:font-weight-complex="bold"/>
    </style:style>
    <style:style style:name="P36" style:family="paragraph" style:parent-style-name="Text_20_body" style:list-style-name="L1">
      <style:paragraph-properties fo:margin-left="0cm" fo:margin-right="0cm" style:line-height-at-least="0.372cm" fo:text-align="start" style:justify-single-word="false" fo:text-indent="0cm" style:auto-text-indent="false" fo:padding="0cm" fo:border="none"/>
      <style:text-properties fo:font-variant="normal" fo:text-transform="none" fo:color="#000000" style:font-name="Arial1" fo:font-size="8pt" fo:letter-spacing="normal" fo:font-style="normal" fo:font-weight="normal" style:font-size-asian="8pt" style:font-size-complex="8pt"/>
    </style:style>
    <style:style style:name="P37" style:family="paragraph" style:parent-style-name="Table_20_Contents">
      <style:paragraph-properties fo:margin-left="0cm" fo:margin-right="0cm" fo:margin-top="0cm" fo:margin-bottom="0cm" loext:contextual-spacing="false" style:line-height-at-least="0.372cm" fo:text-align="end" style:justify-single-word="false" fo:text-indent="0cm" style:auto-text-indent="false" fo:padding="0cm" fo:border="none"/>
      <style:text-properties officeooo:paragraph-rsid="0028f9e8"/>
    </style:style>
    <style:style style:name="T1" style:family="text">
      <style:text-properties officeooo:rsid="001dad63"/>
    </style:style>
    <style:style style:name="T2" style:family="text">
      <style:text-properties officeooo:rsid="001f1ec8"/>
    </style:style>
    <style:style style:name="T3" style:family="text">
      <style:text-properties officeooo:rsid="001fea39"/>
    </style:style>
    <style:style style:name="T4" style:family="text">
      <style:text-properties officeooo:rsid="00216d35"/>
    </style:style>
    <style:style style:name="T5" style:family="text">
      <style:text-properties officeooo:rsid="00233f98"/>
    </style:style>
    <style:style style:name="T6" style:family="text">
      <style:text-properties officeooo:rsid="00250bc4"/>
    </style:style>
    <style:style style:name="T7" style:family="text">
      <style:text-properties officeooo:rsid="0026a9ac"/>
    </style:style>
    <style:style style:name="T8" style:family="text">
      <style:text-properties officeooo:rsid="0028f9e8"/>
    </style:style>
    <style:style style:name="T9" style:family="text">
      <style:text-properties fo:font-variant="normal" fo:text-transform="none" fo:color="#000000" style:font-name="Arial1" fo:font-size="8pt" fo:letter-spacing="normal" fo:font-style="normal" fo:font-weight="normal" officeooo:rsid="0028f9e8" style:font-size-asian="8pt" style:font-size-complex="8pt"/>
    </style:style>
    <style:style style:name="T10" style:family="text">
      <style:text-properties officeooo:rsid="002af984"/>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9">FIB – Q1 – 2013/2014<text:tab/><text:tab/><text:tab/>Enginyería de Requisits<text:tab/><text:tab/><text:tab/><text:tab/>Gabriel Carrillo López</text:span></text:p>
      <text:p text:style-name="P33"/>
      <text:p text:style-name="P35">Entrevistas</text:p>
      <text:p text:style-name="P33"/>
      <text:p text:style-name="P1"/>
      <text:p text:style-name="P2">Tras las presentaciones oportunas, le explicaría al visitante que estamos intentando mejorar la experiencia de los usuarios en los museos uniendo el arte con lo último en tecnología.</text:p>
      <text:p text:style-name="P2"><text:span text:style-name="T1">Acto seguido le haría una serie de preguntas para no influenciar sus ideas con las de nuestro proyecto:</text:span></text:p>
      <text:p text:style-name="P2"/>
      <text:list xml:id="list506385993421180845" text:style-name="L2">
        <text:list-item>
          <text:p text:style-name="P3">¿<text:span text:style-name="T7">Qué edad tiene</text:span>?</text:p>
        </text:list-item>
      </text:list>
      <text:list xml:id="list4962905036756777633" text:style-name="L9">
        <text:list-item>
          <text:list>
            <text:list-item>
              <text:list>
                <text:list-item>
                  <text:p text:style-name="P15">Menos de 10</text:p>
                </text:list-item>
                <text:list-item>
                  <text:p text:style-name="P15">10 – 20</text:p>
                </text:list-item>
                <text:list-item>
                  <text:p text:style-name="P15">20 – 30</text:p>
                </text:list-item>
                <text:list-item>
                  <text:p text:style-name="P15">30 – 40</text:p>
                </text:list-item>
                <text:list-item>
                  <text:p text:style-name="P15">40 – 50</text:p>
                </text:list-item>
                <text:list-item>
                  <text:p text:style-name="P15">50 – 60</text:p>
                </text:list-item>
                <text:list-item>
                  <text:p text:style-name="P15">60 - 70</text:p>
                </text:list-item>
                <text:list-item>
                  <text:p text:style-name="P15">mayor de 70</text:p>
                </text:list-item>
              </text:list>
            </text:list-item>
          </text:list>
        </text:list-item>
      </text:list>
      <text:p text:style-name="P27">Intentaremos obtener una estadística acerca del rango de edades que más visitan museos y nos ayudará a interpretar las respuestas obtenidas en función de la respuesta del encuestado.</text:p>
      <text:p text:style-name="P16"/>
      <text:list xml:id="list234903804996400" text:continue-list="list506385993421180845" text:style-name="L2">
        <text:list-item>
          <text:p text:style-name="P3">¿<text:span text:style-name="T7">Por qué ha visitado el museo</text:span>?</text:p>
        </text:list-item>
      </text:list>
      <text:list xml:id="list2676601238472433475" text:style-name="L8">
        <text:list-item>
          <text:list>
            <text:list-item>
              <text:list>
                <text:list-item>
                  <text:p text:style-name="P14">Trabajo</text:p>
                </text:list-item>
                <text:list-item>
                  <text:p text:style-name="P14">Estudio</text:p>
                </text:list-item>
                <text:list-item>
                  <text:p text:style-name="P14">Placer</text:p>
                </text:list-item>
                <text:list-item>
                  <text:p text:style-name="P14">Otros:</text:p>
                </text:list-item>
              </text:list>
            </text:list-item>
          </text:list>
        </text:list-item>
      </text:list>
      <text:p text:style-name="P28">Si sabemos los motivos de las visitas, podemos enfocar el modo en el que presentar la información.</text:p>
      <text:list xml:id="list1445363259532706731" text:style-name="L7">
        <text:list-item>
          <text:list>
            <text:list-item>
              <text:list>
                <text:list-header>
                  <text:p text:style-name="P13"/>
                </text:list-header>
              </text:list>
            </text:list-item>
          </text:list>
        </text:list-item>
      </text:list>
      <text:list xml:id="list234904477099966" text:continue-list="list234903804996400" text:style-name="L2">
        <text:list-item>
          <text:p text:style-name="P3">¿Utiliza algún complemento en las visitas a los museos para enriquecer la experiencia?</text:p>
        </text:list-item>
      </text:list>
      <text:list xml:id="list8928197988395363530" text:style-name="L3">
        <text:list-item>
          <text:list>
            <text:list-item>
              <text:list>
                <text:list-item>
                  <text:p text:style-name="P4">Sí</text:p>
                </text:list-item>
                <text:list-item>
                  <text:p text:style-name="P4">No</text:p>
                </text:list-item>
              </text:list>
            </text:list-item>
          </text:list>
        </text:list-item>
      </text:list>
      <text:p text:style-name="P22">Se trata de una pregunta cerrada para saber si el encuestado es un posible cliente potencial de nuestro proyecto.</text:p>
      <text:p text:style-name="P5"/>
      <text:list xml:id="list234904117778269" text:continue-list="list234904477099966" text:style-name="L2">
        <text:list-item>
          <text:p text:style-name="P3">En caso afirmativo, ¿cu<text:span text:style-name="T3">a</text:span>l<text:span text:style-name="T3">es</text:span>?</text:p>
        </text:list-item>
      </text:list>
      <text:list xml:id="list9015808091650054069" text:style-name="L4">
        <text:list-item>
          <text:list>
            <text:list-item>
              <text:list>
                <text:list-item>
                  <text:p text:style-name="P6"><text:span text:style-name="T2">Tours de audio/a</text:span>udioguías</text:p>
                </text:list-item>
                <text:list-item>
                  <text:p text:style-name="P7">Sistemas multimedia electrónicas</text:p>
                </text:list-item>
                <text:list-item>
                  <text:p text:style-name="P8">Con teléfono móvil</text:p>
                </text:list-item>
                <text:list-item>
                  <text:p text:style-name="P8">Con nintendo 3DS</text:p>
                </text:list-item>
                <text:list-item>
                  <text:p text:style-name="P6">Información externa al museo (<text:span text:style-name="T2">guías turísticas, internet, etc...</text:span>)</text:p>
                </text:list-item>
                <text:list-item>
                  <text:p text:style-name="P8">Otros (especificar):</text:p>
                </text:list-item>
              </text:list>
            </text:list-item>
          </text:list>
        </text:list-item>
      </text:list>
      <text:p text:style-name="P23">Se trata de una pregunta cerrada con opción a añadir alguna nueva que no hayamos considerado o desconozcamos para más adelante tenerla en cuenta, investigarla y ver si puede <text:span text:style-name="T4">utilizar para mejorar aún más la experiencia de usuario en los museos. En el caso de haber especificado otro tipo de complemento, le pediríamos su opinión al respecto.</text:span></text:p>
      <text:p text:style-name="P24"/>
      <text:list xml:id="list234903791043270" text:continue-list="list234904117778269" text:style-name="L2">
        <text:list-item>
          <text:p text:style-name="P10">¿<text:span text:style-name="T10">Dispone de un smartphone</text:span>?</text:p>
        </text:list-item>
      </text:list>
      <text:list xml:id="list590150531698423844" text:style-name="L11">
        <text:list-item>
          <text:list>
            <text:list-item>
              <text:list>
                <text:list-item>
                  <text:p text:style-name="P17">Sí</text:p>
                </text:list-item>
                <text:list-item>
                  <text:p text:style-name="P17">No</text:p>
                </text:list-item>
              </text:list>
            </text:list-item>
          </text:list>
        </text:list-item>
      </text:list>
      <text:p text:style-name="P29">Nos permite ver si el encuestado cumple con los requisitos mínimos que le pediría el sistema.</text:p>
      <text:p text:style-name="P29"/>
      <text:list xml:id="list234905276459923" text:continue-list="list234903791043270" text:style-name="L2">
        <text:list-item>
          <text:p text:style-name="P10">¿Conoce lo que son los <text:span text:style-name="T5">iB</text:span>eacons?</text:p>
        </text:list-item>
      </text:list>
      <text:list xml:id="list5459490618656801264" text:style-name="L6">
        <text:list-item>
          <text:list>
            <text:list-item>
              <text:list>
                <text:list-item>
                  <text:p text:style-name="P11">Sí</text:p>
                </text:list-item>
                <text:list-item>
                  <text:p text:style-name="P11">No</text:p>
                </text:list-item>
              </text:list>
            </text:list-item>
          </text:list>
        </text:list-item>
      </text:list>
      <text:p text:style-name="P26">El objetivo de esta pregunta es saber lo informado que está el encuestado acerca de los iBeacons. Si la respuesta es afirmativa le explicaríamos la utilidad que querríamos darle en los museos. En caso negativo, ampliaríamos la información con un resumen de lo que son, su funcionamiento .</text:p>
      <text:p text:style-name="P30"/>
      <text:p text:style-name="P30"><text:span text:style-name="T6">En este punto les</text:span> enseñaríamos un <text:span text:style-name="T6">iBeacon</text:span> para que se hiciesen a la idea y percibiesen que es un proyecto realizable, nada utópico. De este modo intentaremos aumentar su curiosidad e interés por seguir adelante con la encuesta.</text:p>
      <text:p text:style-name="P31">Este será el momento de <text:span text:style-name="T8">e</text:span>xplicar que los iBeacons serían instalados en cada una de las obras para que detectasen cuando <text:span text:style-name="T8">el visitante se </text:span>encuentra frente a la misma. <text:span text:style-name="T8">Les diríamos que en <text:s/>ese momento se enviaría la información de la obra a la aplicación del dispositivo del encuestado sin necesidad de que éste la pida. Les indicaríamos que la información la tendrían siempre disponible en el teléfono móvil y en el futuro podrían volver a la aplicación y consultar lo que deseasen.</text:span></text:p>
      <text:p text:style-name="P25"/>
      <text:list xml:id="list234905163535282" text:continue-list="list234905276459923" text:style-name="L2">
        <text:list-item>
          <text:p text:style-name="P9"><text:span text:style-name="T10">Valore la utilidad que cree que tendría el sistema del 0 al 10, siendo 0 totalmente inútil y 10 totalmente útil:</text:span></text:p>
        </text:list-item>
      </text:list>
      <text:list xml:id="list5743682475630440782" text:style-name="L14">
        <text:list-item>
          <text:list>
            <text:list-item>
              <text:list>
                <text:list-item>
                  <text:p text:style-name="P12"/>
                </text:list-item>
              </text:list>
            </text:list-item>
          </text:list>
        </text:list-item>
      </text:list>
      <text:p text:style-name="P29">Esta pregunta nos indicará la aceptación que tendría el sistema entre el público del museo y ver la relación entre utilidad/edad de mezclar arte y tecnología.</text:p>
      <text:p text:style-name="P25"/>
      <text:list xml:id="list234904513964529" text:continue-list="list234905163535282" text:style-name="L2">
        <text:list-item>
          <text:p text:style-name="P18">¿Qué precio cree que costaría implantar un sistema que cubriese todo lo explicado hasta el momento?</text:p>
        </text:list-item>
      </text:list>
      <text:list xml:id="list1595154402396915726" text:style-name="L12">
        <text:list-item>
          <text:list>
            <text:list-item>
              <text:list>
                <text:list-item>
                  <text:p text:style-name="P19"/>
                </text:list-item>
              </text:list>
            </text:list-item>
          </text:list>
        </text:list-item>
      </text:list>
      <text:p text:style-name="P29">Esta pregunta es abierta porque no importa el valor exacto de la respuesta, pues está destinada a hacer pensar al encuestado acerca del coste de implantación de un sistema como el propuesto.</text:p>
      <text:p text:style-name="P32"/>
      <text:p text:style-name="P32">En este punto se le indicaría al encuestado el precio medio de implantar un sistema con estas características <text:s/>para prepararlo para la siguiente pregunta.</text:p>
      <text:p text:style-name="P29"><text:soft-page-break/><text:s/></text:p>
      <text:list xml:id="list234904605372205" text:continue-list="list234904513964529" text:style-name="L2">
        <text:list-item>
          <text:p text:style-name="P18">¿Qué cantidad de dinero extra estaría dispuesto a pagar por la entrada en un museo que incluyese el sistema comentado si el precio de la entrada sin el sistema fuese de 10€?</text:p>
        </text:list-item>
      </text:list>
      <text:list xml:id="list8731075634535930785" text:style-name="L5">
        <text:list-item>
          <text:list>
            <text:list-item>
              <text:list>
                <text:list-item>
                  <text:p text:style-name="P20">a</text:p>
                </text:list-item>
              </text:list>
            </text:list-item>
          </text:list>
        </text:list-item>
      </text:list>
      <text:p text:style-name="P29">Con esta pregunta pretendemos saber el valor de mejora en porcentaje que el encuestado le otorga al sistema respecto al sistema anterior.</text:p>
      <text:p text:style-name="P2"/>
      <text:p text:style-name="P2"/>
      <text:p text:style-name="P21">El tiempo estimado en realizar esta entrevista oscila entre los 5 y los 10 minutos, en función de las respuestas y del interés del encues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Verdana, Helvetica, 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master-page-name="">
      <style:paragraph-properties style:page-number="auto" style:shadow="non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6T19:37:54.367108000</meta:creation-date>
    <dc:date>2014-10-26T23:49:03.144243000</dc:date>
    <meta:editing-duration>PT16M21S</meta:editing-duration>
    <meta:editing-cycles>2</meta:editing-cycles>
    <meta:generator>LibreOffice/4.3.2.2$MacOSX_x86 LibreOffice_project/edfb5295ba211bd31ad47d0bad0118690f76407d</meta:generator>
    <meta:document-statistic meta:table-count="0" meta:image-count="0" meta:object-count="0" meta:page-count="2" meta:paragraph-count="55" meta:word-count="685" meta:character-count="3899" meta:non-whitespace-character-count="3287"/>
  </office:meta>
</office:document-meta>
</file>